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.139in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fbb00"/>
    </style:style>
    <style:style style:name="ce4" style:family="table-cell" style:parent-style-name="Default">
      <style:table-cell-properties fo:background-color="#ee2f56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 style:data-style-name="N37">
      <style:table-cell-properties fo:background-color="#00ad5f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666666" style:vertical-align="middle"/>
    </style:style>
    <style:style style:name="ce17" style:family="table-cell" style:parent-style-name="Default" style:data-style-name="N37">
      <style:table-cell-properties fo:background-color="#ffbb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7" table:default-cell-style-name="ce7"/>
        <table:table-column table:style-name="co2" table:number-columns-repeated="16366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wo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oup Anagr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p K Frequent Elemen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ncode and Decode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roduct of array Except Sel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Sudok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nsecutive Sequenc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o Sum II Input Array Is Sort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3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tainer With Most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Trapping Rain Wat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 table:style-name="ce8" table:number-columns-repeated="16383"/>
        </table:table-row>
        <table:table-row table:style-name="ro2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4-06" calcext:value-type="date">
            <text:p>04/06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ngest Substring Without Repeating Charact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Repeating Character Replaceme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 In 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Window Sub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liding Window Maxim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n St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valuate Reverse Polish No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erate Parenthes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ily Temperatur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 Fleet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argest Rectangle In Histogr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rch a 2D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oko Eating Banana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Minimum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rch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e Based Key Value Sto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dian of Two Sorted Array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erge Two Sorted Lists</text:p>
          </table:table-cell>
          <table:table-cell table:style-name="ce6" office:value-type="date" office:date-value="2025-04-11" calcext:value-type="date">
            <text:p>04/11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inked List 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order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move Nth Node From End of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py List With Random Poi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d Two Numb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The Duplicate Number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RU Cach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rge K Sorted List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verse Nodes In K Group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ee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aximum Depth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Diameter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Balanced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ame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ubtree of Another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west Common Ancestor of a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Level Order Travers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Right Side Vie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nt Good Nodes In Binary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ate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Smallest Element In a B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struct Binary Tree From Preorder And Inorder Traversal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inary Tree Maximum Path Sum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erialize And Deserialize Binary Tre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Heal / Priority Queue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ast Stone Weight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 Closest Points to Origi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Largest Element In An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sk Schedu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Twit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Find Median From Data Stre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Subs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bsets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Searc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e Partitio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tter Combinations of a Phone Numb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N Queen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ie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Implement Trie Prefix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Add And Search Words Data Structu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Search II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umber of Island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 Area of Isla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one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ls And Gat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ting Orang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cific Atlantic Water Fl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rrounded Reg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ph Valid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umber of Connected Components In An Undirected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dundant Connection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Ladd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etwork Delay Tim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n Cost to Connect All Points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apest Flights Within K Stop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construct Itinerary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wim In Rising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Alien Dictiona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Climbing Stairs</text:p>
          </table:table-cell>
          <table:table-cell table:style-name="ce17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in Cost Climbing Stai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Palindromic Sub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ic Sub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code Way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imum Product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Bre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Increasing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Equal Subset S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Unique Pat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mmon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ime to Buy And Sell Stock With Cool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rget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terleaving 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it Distanc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ongest Increasing Path In a Matrix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Distinct Subsequence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urst Balloon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gular Expression Match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Maximum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s S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nd of Straigh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Triplets to Form Target Triple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Labe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Parenthesis Str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ert Interv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 Overlapping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eting Rooms II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Interval to Include Each Que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Plus On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ate I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piral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t Matrix Zero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ow(x, 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ultiply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tect Square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Number of 1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Counting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Reverse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issing Num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m of Two Integ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verse Integer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 style:data-style-name="N2" text:time-value="09:47:21.1781564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4:07:40.475900021</meta:creation-date>
    <dc:date>2025-04-12T09:48:19.316907777</dc:date>
    <meta:editing-duration>PT20M47S</meta:editing-duration>
    <meta:editing-cycles>7</meta:editing-cycles>
    <meta:generator>LibreOffice/24.2.7.2$Linux_X86_64 LibreOffice_project/420$Build-2</meta:generator>
    <meta:document-statistic meta:table-count="1" meta:cell-count="183" meta:object-count="0"/>
  </office:meta>
</office:document-meta>
</file>